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 fo:keep-with-next="always"/>
    </style:style>
    <style:style style:name="P2" style:family="paragraph" style:parent-style-name="Heading_20_1">
      <style:paragraph-properties fo:break-before="page" fo:keep-with-next="always"/>
      <style:text-properties officeooo:paragraph-rsid="000bd41e"/>
    </style:style>
    <style:style style:name="P3" style:family="paragraph" style:parent-style-name="Heading_20_1">
      <style:paragraph-properties fo:break-before="page" fo:keep-with-next="always"/>
      <style:text-properties officeooo:paragraph-rsid="000bfb73"/>
    </style:style>
    <style:style style:name="P4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6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7" style:family="paragraph" style:parent-style-name="Text_20_body">
      <style:paragraph-properties fo:margin-top="0in" fo:margin-bottom="0in" style:contextual-spacing="false"/>
    </style:style>
    <style:style style:name="P8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9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0" style:family="paragraph" style:parent-style-name="Text_20_body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11" style:family="paragraph" style:parent-style-name="Text_20_body">
      <style:paragraph-properties fo:margin-top="0in" fo:margin-bottom="0in" style:contextual-spacing="false"/>
      <style:text-properties fo:font-weight="bold" officeooo:paragraph-rsid="000bd41e" style:font-weight-asian="bold" style:font-weight-complex="bold"/>
    </style:style>
    <style:style style:name="P12" style:family="paragraph" style:parent-style-name="Text_20_body">
      <loext:graphic-properties draw:fill="solid" draw:fill-color="#eeeeee" draw:opacity="100%"/>
      <style:paragraph-properties fo:margin-top="0in" fo:margin-bottom="0in" style:contextual-spacing="false" fo:background-color="#eeeeee"/>
      <style:text-properties fo:font-weight="bold" officeooo:paragraph-rsid="000bd41e" style:font-weight-asian="bold" style:font-weight-complex="bold"/>
    </style:style>
    <style:style style:name="P13" style:family="paragraph" style:parent-style-name="Text_20_body">
      <style:paragraph-properties fo:margin-top="0in" fo:margin-bottom="0in" style:contextual-spacing="false"/>
      <style:text-properties officeooo:paragraph-rsid="000bd41e"/>
    </style:style>
    <style:style style:name="P14" style:family="paragraph" style:parent-style-name="Text_20_body">
      <loext:graphic-properties draw:fill="solid" draw:fill-color="#eeeeee" draw:opacity="100%"/>
      <style:paragraph-properties fo:margin-top="0in" fo:margin-bottom="0in" style:contextual-spacing="false" fo:background-color="#eeeeee"/>
      <style:text-properties officeooo:paragraph-rsid="000bd41e"/>
    </style:style>
    <style:style style:name="P15" style:family="paragraph" style:parent-style-name="Text_20_body">
      <style:paragraph-properties fo:margin-top="0.0799in" fo:margin-bottom="0in" style:contextual-spacing="false"/>
      <style:text-properties officeooo:paragraph-rsid="000bd41e"/>
    </style:style>
    <style:style style:name="P16" style:family="paragraph" style:parent-style-name="Text_20_body">
      <style:paragraph-properties fo:margin-top="0in" fo:margin-bottom="0in" style:contextual-spacing="false"/>
      <style:text-properties officeooo:paragraph-rsid="000bfb73"/>
    </style:style>
    <style:style style:name="P17" style:family="paragraph" style:parent-style-name="Text_20_body">
      <loext:graphic-properties draw:fill="solid" draw:fill-color="#eeeeee" draw:opacity="100%"/>
      <style:paragraph-properties fo:margin-top="0.0799in" fo:margin-bottom="0in" style:contextual-spacing="false" fo:break-before="page" fo:background-color="#eeeeee"/>
      <style:text-properties officeooo:paragraph-rsid="000bfb73"/>
    </style:style>
    <style:style style:name="P18" style:family="paragraph" style:parent-style-name="Text_20_body">
      <style:paragraph-properties fo:margin-top="0in" fo:margin-bottom="0in" style:contextual-spacing="false"/>
      <style:text-properties fo:font-style="italic" officeooo:paragraph-rsid="000bd41e" style:font-style-asian="italic" style:font-style-complex="italic"/>
    </style:style>
    <style:style style:name="P19" style:family="paragraph" style:parent-style-name="Text_20_body">
      <loext:graphic-properties draw:fill="solid" draw:fill-color="#eeeeee" draw:opacity="100%"/>
      <style:paragraph-properties fo:margin-top="0in" fo:margin-bottom="0in" style:contextual-spacing="false" fo:background-color="#eeeeee"/>
      <style:text-properties fo:font-style="italic" fo:font-weight="normal" officeooo:paragraph-rsid="000bd41e" style:font-style-asian="italic" style:font-weight-asian="normal" style:font-style-complex="italic" style:font-weight-complex="normal"/>
    </style:style>
    <style:style style:name="P20" style:family="paragraph" style:parent-style-name="Text_20_body">
      <loext:graphic-properties draw:fill="solid" draw:fill-color="#eeeeee" draw:opacity="100%"/>
      <style:paragraph-properties fo:margin-top="0in" fo:margin-bottom="0in" style:contextual-spacing="false" fo:background-color="#eeeeee"/>
      <style:text-properties fo:font-weight="normal" officeooo:paragraph-rsid="000bd41e" style:font-weight-asian="normal" style:font-weight-complex="normal"/>
    </style:style>
    <style:style style:name="P21" style:family="paragraph" style:parent-style-name="Text_20_body">
      <loext:graphic-properties draw:fill="solid" draw:fill-color="#eeeeee" draw:opacity="100%"/>
      <style:paragraph-properties fo:margin-top="0.0799in" fo:margin-bottom="0in" style:contextual-spacing="false" fo:background-color="#eeeeee"/>
      <style:text-properties fo:font-weight="normal" officeooo:paragraph-rsid="000bd41e" style:font-weight-asian="normal" style:font-weight-complex="normal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style:text-position="super 58%" loext:padding="0in" loext:border="none"/>
    </style:style>
    <style:style style:name="T4" style:family="text">
      <style:text-properties officeooo:rsid="000ad1a8" loext:padding="0in" loext:border="none"/>
    </style:style>
    <style:style style:name="T5" style:family="text">
      <style:text-properties style:font-name="Liberation Sans" style:font-name-asian="Noto Sans CJK SC" style:font-name-complex="Noto Sans Arabic1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bfb73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0bd41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bd41e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3097. Shortest Subarray With OR at Least K II</text:h>
      <text:p text:style-name="P4">You are given an array <text:span text:style-name="Source_20_Text"><text:span text:style-name="T1">nums</text:span></text:span> of <text:span text:style-name="Strong_20_Emphasis"><text:span text:style-name="T2">non-negative</text:span></text:span> integers and an integer <text:span text:style-name="Source_20_Text"><text:span text:style-name="T1">k</text:span></text:span>.</text:p>
      <text:p text:style-name="P4">An array is called <text:span text:style-name="Strong_20_Emphasis"><text:span text:style-name="T2">special</text:span></text:span> if the bitwise <text:span text:style-name="Source_20_Text"><text:span text:style-name="T1">OR</text:span></text:span> of all of its elements is <text:span text:style-name="Strong_20_Emphasis"><text:span text:style-name="T2">at least</text:span></text:span> <text:span text:style-name="Source_20_Text"><text:span text:style-name="T1">k</text:span></text:span>.</text:p>
      <text:p text:style-name="P6">Return <text:span text:style-name="Emphasis"><text:span text:style-name="T2">the length of the </text:span></text:span><text:span text:style-name="Emphasis"><text:span text:style-name="Strong_20_Emphasis"><text:span text:style-name="T2">shortest</text:span></text:span></text:span><text:span text:style-name="Emphasis"><text:span text:style-name="T2"> </text:span></text:span><text:span text:style-name="Emphasis"><text:span text:style-name="Strong_20_Emphasis"><text:span text:style-name="T2">special</text:span></text:span></text:span><text:span text:style-name="Emphasis"><text:span text:style-name="T2"> </text:span></text:span><text:span text:style-name="Emphasis"><text:span text:style-name="Strong_20_Emphasis"><text:span text:style-name="T2">non-empty</text:span></text:span></text:span><text:span text:style-name="Emphasis"><text:span text:style-name="T2"> </text:span></text:span><text:span text:style-name="Emphasis"><text:span text:style-name="T4">s</text:span></text:span><text:span text:style-name="T2">ubarray </text:span><text:span text:style-name="Emphasis"><text:span text:style-name="T2">of</text:span></text:span> <text:span text:style-name="Source_20_Text"><text:span text:style-name="T1">nums</text:span></text:span>, <text:span text:style-name="Emphasis"><text:span text:style-name="T2">or return</text:span></text:span> <text:span text:style-name="Source_20_Text"><text:span text:style-name="T1">-1</text:span></text:span> <text:span text:style-name="Emphasis"><text:span text:style-name="T2">if no special subarray exists</text:span></text:span>.</text:p>
      <text:p text:style-name="P4"> </text:p>
      <text:p text:style-name="P4"><text:span text:style-name="Strong_20_Emphasis"><text:span text:style-name="T2">Example 1:</text:span></text:span></text:p>
      <text:p text:style-name="P4"><text:span text:style-name="Strong_20_Emphasis"><text:span text:style-name="T2">Input:</text:span></text:span><text:span text:style-name="T2"> nums = [1,2,3], k = 2</text:span></text:p>
      <text:p text:style-name="P4"><text:span text:style-name="Strong_20_Emphasis"><text:span text:style-name="T2">Output:</text:span></text:span><text:span text:style-name="T2"> 1</text:span></text:p>
      <text:p text:style-name="P4"><text:span text:style-name="Strong_20_Emphasis"><text:span text:style-name="T2">Explanation:</text:span></text:span></text:p>
      <text:p text:style-name="P4"><text:span text:style-name="T2">The subarray </text:span><text:span text:style-name="Source_20_Text"><text:span text:style-name="T1">[3]</text:span></text:span><text:span text:style-name="T2"> has </text:span><text:span text:style-name="Source_20_Text"><text:span text:style-name="T1">OR</text:span></text:span><text:span text:style-name="T2"> value of </text:span><text:span text:style-name="Source_20_Text"><text:span text:style-name="T1">3</text:span></text:span><text:span text:style-name="T2">. Hence, we return </text:span><text:span text:style-name="Source_20_Text"><text:span text:style-name="T1">1</text:span></text:span><text:span text:style-name="T2">.</text:span></text:p>
      <text:p text:style-name="P4"><text:span text:style-name="Strong_20_Emphasis"><text:span text:style-name="T2">Example 2:</text:span></text:span></text:p>
      <text:p text:style-name="P4"><text:span text:style-name="Strong_20_Emphasis"><text:span text:style-name="T2">Input:</text:span></text:span><text:span text:style-name="T2"> nums = [2,1,8], k = 10</text:span></text:p>
      <text:p text:style-name="P4"><text:span text:style-name="Strong_20_Emphasis"><text:span text:style-name="T2">Output:</text:span></text:span><text:span text:style-name="T2"> 3</text:span></text:p>
      <text:p text:style-name="P4"><text:span text:style-name="Strong_20_Emphasis"><text:span text:style-name="T2">Explanation:</text:span></text:span></text:p>
      <text:p text:style-name="P4"><text:span text:style-name="T2">The subarray </text:span><text:span text:style-name="Source_20_Text"><text:span text:style-name="T1">[2,1,8]</text:span></text:span><text:span text:style-name="T2"> has </text:span><text:span text:style-name="Source_20_Text"><text:span text:style-name="T1">OR</text:span></text:span><text:span text:style-name="T2"> value of </text:span><text:span text:style-name="Source_20_Text"><text:span text:style-name="T1">11</text:span></text:span><text:span text:style-name="T2">. Hence, we return </text:span><text:span text:style-name="Source_20_Text"><text:span text:style-name="T1">3</text:span></text:span><text:span text:style-name="T2">.</text:span></text:p>
      <text:p text:style-name="P4"><text:span text:style-name="Strong_20_Emphasis"><text:span text:style-name="T2">Example 3:</text:span></text:span></text:p>
      <text:p text:style-name="P4"><text:span text:style-name="Strong_20_Emphasis"><text:span text:style-name="T2">Input:</text:span></text:span><text:span text:style-name="T2"> nums = [1,2], k = 0</text:span></text:p>
      <text:p text:style-name="P4"><text:span text:style-name="Strong_20_Emphasis"><text:span text:style-name="T2">Output:</text:span></text:span><text:span text:style-name="T2"> 1</text:span></text:p>
      <text:p text:style-name="P4"><text:span text:style-name="Strong_20_Emphasis"><text:span text:style-name="T2">Explanation:</text:span></text:span></text:p>
      <text:p text:style-name="P4"><text:span text:style-name="T2">The subarray </text:span><text:span text:style-name="Source_20_Text"><text:span text:style-name="T1">[1]</text:span></text:span><text:span text:style-name="T2"> has </text:span><text:span text:style-name="Source_20_Text"><text:span text:style-name="T1">OR</text:span></text:span><text:span text:style-name="T2"> value of </text:span><text:span text:style-name="Source_20_Text"><text:span text:style-name="T1">1</text:span></text:span><text:span text:style-name="T2">. Hence, we return </text:span><text:span text:style-name="Source_20_Text"><text:span text:style-name="T1">1</text:span></text:span><text:span text:style-name="T2">.</text:span></text:p>
      <text:p text:style-name="P4"> </text:p>
      <text:p text:style-name="P4"><text:span text:style-name="Strong_20_Emphasis"><text:span text:style-name="T2">Constraints:</text:span></text:span></text:p>
      <text:list text:style-name="L1">
        <text:list-item>
          <text:p text:style-name="P8"><text:span text:style-name="Source_20_Text"><text:span text:style-name="T1">1 &lt;= nums.length &lt;= 2 * 10</text:span></text:span><text:span text:style-name="Source_20_Text"><text:span text:style-name="T3">5</text:span></text:span></text:p>
        </text:list-item>
        <text:list-item>
          <text:p text:style-name="P8"><text:span text:style-name="Source_20_Text"><text:span text:style-name="T1">0 &lt;= nums[i] &lt;= 10</text:span></text:span><text:span text:style-name="Source_20_Text"><text:span text:style-name="T3">9</text:span></text:span></text:p>
        </text:list-item>
        <text:list-item>
          <text:p text:style-name="P9"><text:span text:style-name="Source_20_Text"><text:span text:style-name="T1">0 &lt;= k &lt;= 10</text:span></text:span><text:span text:style-name="Source_20_Text"><text:span text:style-name="T3">9</text:span></text:span></text:p>
        </text:list-item>
      </text:list>
      <text:h text:style-name="P1" text:outline-level="1"><text:span text:style-name="Source_20_Text"><text:span text:style-name="T5">3097. Shortest Subarray With OR at Least K II</text:span></text:span></text:h>
      <text:p text:style-name="P7">/*</text:p>
      <text:p text:style-name="P10"><text:s text:c="4"/>Naive approach-TLE</text:p>
      <text:p text:style-name="P7"><text:s text:c="4"/>Time complexity: O(n^3)</text:p>
      <text:p text:style-name="P7"><text:s text:c="4"/>Space complexity: O(1)</text:p>
      <text:p text:style-name="P7">*/</text:p>
      <text:p text:style-name="P7">typedef std::vector&lt;int&gt; vi;</text:p>
      <text:p text:style-name="P7"/>
      <text:p text:style-name="P7">class Solution {</text:p>
      <text:p text:style-name="P7"><text:s text:c="4"/>public:</text:p>
      <text:p text:style-name="P7"><text:s text:c="8"/>int minimumSubarrayLength(vi&amp; nums, int k) {</text:p>
      <text:p text:style-name="P7"><text:s text:c="12"/>int n=nums.size();</text:p>
      <text:p text:style-name="P7"><text:s text:c="12"/>int ans=INT_MAX;</text:p>
      <text:p text:style-name="P7"><text:s text:c="12"/>for(int i=0;i&lt;n;++i){</text:p>
      <text:p text:style-name="P7"><text:s text:c="16"/>for(int j=i;j&lt;n;++j){</text:p>
      <text:p text:style-name="P7"><text:s text:c="20"/>int s=0;</text:p>
      <text:p text:style-name="P7"><text:s text:c="20"/>for(int k=i;k&lt;=j;++k) s|=nums[k];</text:p>
      <text:p text:style-name="P7"><text:s text:c="20"/>if(s&gt;=k) ans=std::min(ans,j-i+1);</text:p>
      <text:p text:style-name="P7"><text:s text:c="16"/>}</text:p>
      <text:p text:style-name="P7"><text:s text:c="12"/>}</text:p>
      <text:p text:style-name="P7"><text:s text:c="12"/>return ans!=INT_MAX?ans:-1;</text:p>
      <text:p text:style-name="P7"><text:s text:c="8"/>}</text:p>
      <text:p text:style-name="P7">};</text:p>
      <text:h text:style-name="P2" text:outline-level="1"><text:span text:style-name="Source_20_Text"><text:span text:style-name="T5">3097. Shortest Subarray With OR at Least K II</text:span></text:span></text:h>
      <text:p text:style-name="P13">/*</text:p>
      <text:p text:style-name="P13"><text:s text:c="4"/><text:span text:style-name="T13">Optimization </text:span><text:span text:style-name="T12">- TLE</text:span></text:p>
      <text:p text:style-name="P13"><text:s text:c="4"/>Time complexity: O(n^<text:span text:style-name="T11">2</text:span>)</text:p>
      <text:p text:style-name="P13"><text:s text:c="4"/>Space complexity: O(1)</text:p>
      <text:p text:style-name="P13">*/</text:p>
      <text:p text:style-name="P13">typedef std::vector&lt;int&gt; vi;</text:p>
      <text:p text:style-name="P13"/>
      <text:p text:style-name="P13">class Solution {</text:p>
      <text:p text:style-name="P13"><text:s text:c="4"/>public:</text:p>
      <text:p text:style-name="P13"><text:s text:c="8"/>int minimumSubarrayLength(vi&amp; nums, int k) {</text:p>
      <text:p text:style-name="P13"><text:s text:c="12"/>int n=nums.size();</text:p>
      <text:p text:style-name="P13"><text:s text:c="12"/>int ans=INT_MAX;</text:p>
      <text:p text:style-name="P13"><text:s text:c="12"/>for(int i=0;i&lt;n;++i){</text:p>
      <text:p text:style-name="P13"><text:s text:c="16"/>for(int j=i;j&lt;n;++j){</text:p>
      <text:p text:style-name="P13"><text:s text:c="20"/>int s=0;</text:p>
      <text:p text:style-name="P13"><text:s text:c="20"/>for(int k=i;k&lt;=j;++k) s|=nums[k];</text:p>
      <text:p text:style-name="P13"><text:s text:c="20"/>if(s&gt;=k) ans=std::min(ans,j-i+1);</text:p>
      <text:p text:style-name="P13"><text:s text:c="16"/>}</text:p>
      <text:p text:style-name="P13"><text:s text:c="12"/>}</text:p>
      <text:p text:style-name="P13"><text:s text:c="12"/>return ans!=INT_MAX?ans:-1;</text:p>
      <text:p text:style-name="P13"><text:s text:c="8"/>}</text:p>
      <text:p text:style-name="P13">};</text:p>
      <text:h text:style-name="P3" text:outline-level="1"><text:span text:style-name="Source_20_Text"><text:span text:style-name="T5">3097. Shortest Subarray With OR at Least K II</text:span></text:span></text:h>
      <text:p text:style-name="P13">/*</text:p>
      <text:p text:style-name="P11"><text:s text:c="4"/>Sliding window - AC</text:p>
      <text:p text:style-name="P13"><text:s text:c="4"/>Time complexity: O(n*32)=O(n)</text:p>
      <text:p text:style-name="P13"><text:s text:c="4"/>Space complexity: O(32)=O(1)</text:p>
      <text:p text:style-name="P13">*/</text:p>
      <text:p text:style-name="P13">typedef std::vector&lt;int&gt; vi;</text:p>
      <text:p text:style-name="P13"/>
      <text:p text:style-name="P13">class Solution {</text:p>
      <text:p text:style-name="P13"><text:s text:c="4"/>public:</text:p>
      <text:p text:style-name="P13"><text:s text:c="8"/>int minimumSubarrayLength(vi&amp; nums, int k) {</text:p>
      <text:p text:style-name="P13"><text:s text:c="12"/>int n=nums.size();</text:p>
      <text:p text:style-name="P13"/>
      <text:p text:style-name="P13"><text:s text:c="5"/><text:span text:style-name="T6"><text:s text:c="7"/>// Store the contibution of each bit of each value</text:span></text:p>
      <text:p text:style-name="P18"><text:s text:c="12"/>// in the prefix OR result</text:p>
      <text:p text:style-name="P13"><text:s text:c="10"/><text:span text:style-name="T12"><text:s text:c="2"/>vi prefix_bit(32,0);</text:span></text:p>
      <text:p text:style-name="P13"/>
      <text:p text:style-name="P14"><text:s text:c="5"/><text:span text:style-name="T6"><text:s text:c="5"/></text:span><text:span text:style-name="T9"><text:s text:c="2"/>// If the <text:s/>bit at position i of the value `val` is set</text:span></text:p>
      <text:p text:style-name="P19"><text:s text:c="12"/>// If `val` contibutes in the prefix OR result: we increment the conribution of that bit by 1</text:p>
      <text:p text:style-name="P19"><text:s text:c="12"/>// If `val` does not contibute in the prefix OR result: we subtract 1 from conribution of that bit</text:p>
      <text:p text:style-name="P20"><text:s text:c="10"/><text:span text:style-name="T12"><text:s text:c="2"/>auto contribute=[&amp;](int val,bool is_contibuted)-&gt;void{</text:span></text:p>
      <text:p text:style-name="P12"><text:s text:c="16"/>for(int i=0;i&lt;32;++i){</text:p>
      <text:p text:style-name="P12"><text:s text:c="20"/>if(val&amp;(1&lt;&lt;i)) prefix_bit[i]+= (is_contibuted?1:-1);</text:p>
      <text:p text:style-name="P12"><text:s text:c="16"/>}</text:p>
      <text:p text:style-name="P12"><text:s text:c="12"/>};</text:p>
      <text:p text:style-name="P13"/>
      <text:p text:style-name="P14"><text:s text:c="12"/><text:span text:style-name="T6">// Convert a 32-bits array to an integer.</text:span></text:p>
      <text:p text:style-name="P14"><text:s text:c="11"/><text:span text:style-name="T12"><text:s/>auto bin2int=[&amp;]()-&gt;int{</text:span></text:p>
      <text:p text:style-name="P12"><text:s text:c="16"/>int res=0;</text:p>
      <text:p text:style-name="P12"><text:s text:c="16"/>for(int i=0;i&lt;32;++i) res+= (prefix_bit[i]!=0?(1&lt;&lt;i):0);</text:p>
      <text:p text:style-name="P12"><text:s text:c="16"/>return res;</text:p>
      <text:p text:style-name="P12"><text:s text:c="12"/>};</text:p>
      <text:p text:style-name="P13"><text:s text:c="10"/></text:p>
      <text:p text:style-name="P16"><text:s text:c="12"/></text:p>
      <text:p text:style-name="P17"><text:tab/><text:span text:style-name="T10">int ans=INT_MAX;</text:span><text:span text:style-name="T10"/></text:p>
      <text:p text:style-name="P21"><text:s text:c="12"/>int i=0,j=0; <text:span text:style-name="T6">// Window of size 1</text:span></text:p>
      <text:p text:style-name="P21"><text:s text:c="12"/>while(j&lt;n){</text:p>
      <text:p text:style-name="P21"><text:s text:c="16"/>contribute(nums[j],true); <text:span text:style-name="T6">// Add the contibution of nums[j] into the ORing operation</text:span></text:p>
      <text:p text:style-name="P21"><text:s text:c="16"/><text:span text:style-name="T6">// Keep shrinking the window, while i&lt;=j <text:s/></text:span><text:span text:style-name="T7">and the</text:span><text:span text:style-name="T6"> OR result &gt;= k</text:span></text:p>
      <text:p text:style-name="P21"><text:s text:c="16"/>while(i&lt;=j &amp;&amp; bin2int()&gt;=k){</text:p>
      <text:p text:style-name="P21"><text:s text:c="20"/>ans=std::min(ans,j-i+1); <text:span text:style-name="T6">// Minimize the answer</text:span></text:p>
      <text:p text:style-name="P21"><text:s text:c="20"/>contribute(nums[i],false); //<text:span text:style-name="T6"> Remove the contibution of nums[i] into the ORing operation</text:span></text:p>
      <text:p text:style-name="P21"><text:s text:c="20"/>i++; <text:span text:style-name="T6">// Shrink the window</text:span></text:p>
      <text:p text:style-name="P21"><text:s text:c="16"/>}</text:p>
      <text:p text:style-name="P21"><text:s text:c="16"/>j++; <text:span text:style-name="T6">// Extend the window</text:span></text:p>
      <text:p text:style-name="P21"><text:s text:c="12"/>}</text:p>
      <text:p text:style-name="P21"/>
      <text:p text:style-name="P21"><text:s text:c="12"/>return ans!=INT_MAX?ans:-1;</text:p>
      <text:p text:style-name="P15"><text:s text:c="8"/>}</text:p>
      <text:p text:style-name="P13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21:05:00.345566657</meta:creation-date>
    <dc:date>2024-11-10T21:14:24.445754221</dc:date>
    <meta:editing-duration>PT9M24S</meta:editing-duration>
    <meta:editing-cycles>3</meta:editing-cycles>
    <meta:generator>LibreOffice/24.2.6.2$Linux_X86_64 LibreOffice_project/420$Build-2</meta:generator>
    <meta:document-statistic meta:table-count="0" meta:image-count="0" meta:object-count="0" meta:page-count="5" meta:paragraph-count="115" meta:word-count="463" meta:character-count="3675" meta:non-whitespace-character-count="2466"/>
  </office:meta>
</office:document-meta>
</file>